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EKWNGZ+CMR10" svg:font-family="EKWNGZ+CMR10"/>
    <style:font-face style:name="HLOOCP+CMR7" svg:font-family="HLOOCP+CMR7"/>
    <style:font-face style:name="IXGTEK+CMMI7" svg:font-family="IXGTEK+CMMI7"/>
    <style:font-face style:name="OJUOYQ+CMMI10" svg:font-family="OJUOYQ+CMMI10"/>
    <style:font-face style:name="StarSymbol" svg:font-family="StarSymbol"/>
    <style:font-face style:name="WOALZD+CMEX10" svg:font-family="WOALZD+CMEX10"/>
    <style:font-face style:name="WTDTIN+CMSY10" svg:font-family="WTDTIN+CMSY10"/>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text-properties style:font-name="Nimbus Roman No9 L" style:font-name-asian="DejaVu Sans" style:font-name-complex="DejaVu Sans"/>
    </style:style>
    <style:style style:name="P8" style:family="paragraph" style:parent-style-name="Text_20_body" style:list-style-name="L2">
      <style:text-properties style:font-name="Nimbus Roman No9 L" style:font-name-asian="DejaVu Sans" style:font-name-complex="DejaVu Sans"/>
    </style:style>
    <style:style style:name="P9" style:family="paragraph" style:parent-style-name="Text_20_body" style:list-style-name="L3">
      <style:text-properties style:font-name="Nimbus Roman No9 L" style:font-name-asian="DejaVu Sans" style:font-name-complex="DejaVu Sans"/>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3" style:family="paragraph" style:parent-style-name="Heading_20_3">
      <style:paragraph-properties fo:margin-top="0.423cm" fo:margin-bottom="0.212cm" fo:text-align="justify" style:justify-single-word="false" fo:keep-with-next="always"/>
    </style:style>
    <style:style style:name="P14" style:family="paragraph" style:parent-style-name="Heading_20_3">
      <style:paragraph-properties fo:margin-top="0.423cm" fo:margin-bottom="0.212cm" fo:text-align="justify" style:justify-single-word="false"/>
    </style:style>
    <style:style style:name="P15" style:family="paragraph" style:parent-style-name="Standard">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style:font-name="Nimbus Sans L" fo:font-size="14pt" style:font-name-asian="DejaVu Sans" style:font-size-asian="14pt" style:font-name-complex="DejaVu Sans" style:font-size-complex="14pt"/>
    </style:style>
    <style:style style:name="T5" style:family="text">
      <style:text-properties style:font-name="Nimbus Sans L" style:font-name-asian="DejaVu Sans" style:font-name-complex="DejaVu Sans"/>
    </style:style>
    <style:style style:name="T6" style:family="text">
      <style:text-properties style:font-name-asian="DejaVu Sans"/>
    </style:style>
    <style:style style:name="T7" style:family="text">
      <style:text-properties style:font-name="Nimbus Roman No9 L"/>
    </style:style>
    <style:style style:name="T8" style:family="text">
      <style:text-properties style:font-name="Nimbus Roman No9 L" style:font-name-asian="DejaVu Sans" style:font-name-complex="DejaVu Sans"/>
    </style:style>
    <style:style style:name="T9" style:family="text">
      <style:text-properties style:font-name="Nimbus Roman No9 L" fo:font-size="14pt" style:font-name-asian="DejaVu Sans" style:font-size-asian="14pt" style:font-name-complex="DejaVu Sans" style:font-size-complex="14pt"/>
    </style:style>
    <style:style style:name="T10" style:family="text">
      <style:text-properties style:font-name="Nimbus Roman No9 L" fo:font-size="11pt" style:font-name-asian="DejaVu Sans" style:font-size-asian="11pt" style:font-name-complex="DejaVu Sans" style:font-size-complex="11pt"/>
    </style:style>
    <style:style style:name="T11" style:family="text">
      <style:text-properties style:font-name="Nimbus Roman No9 L" fo:font-size="12pt" style:font-name-asian="DejaVu Sans" style:font-size-asian="12pt" style:font-name-complex="DejaVu Sans" style:font-size-complex="12pt"/>
    </style:style>
    <style:style style:name="T12" style:family="text">
      <style:text-properties style:font-name="Nimbus Roman No9 L" fo:font-size="12pt" style:font-size-asian="12pt" style:font-size-complex="12pt"/>
    </style:style>
    <style:style style:name="T13" style:family="text">
      <style:text-properties style:font-name="OJUOYQ+CMMI10" fo:font-size="10pt" style:font-name-asian="OJUOYQ+CMMI10" style:font-size-asian="10pt" style:font-name-complex="OJUOYQ+CMMI10" style:font-size-complex="10pt"/>
    </style:style>
    <style:style style:name="T14" style:family="text">
      <style:text-properties style:font-name-complex="DejaVu San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30</text:h>
      <text:p text:style-name="P2"/>
      <text:p text:style-name="P1"/>
      <text:p text:style-name="P1">Title: Semi definite problems solvers</text:p>
      <text:p text:style-name="P1">Version: 0</text:p>
      <text:p text:style-name="P1">Author: Serge Steer</text:p>
      <text:p text:style-name="P1">Review: </text:p>
      <text:p text:style-name="P1">Commented: </text:p>
      <text:p text:style-name="P1">State: </text:p>
      <text:p text:style-name="P1">Scilab-Version: 5.2</text:p>
      <text:p text:style-name="P1">Vote:</text:p>
      <text:p text:style-name="P1">Created: August 24, 2009</text:p>
      <text:p text:style-name="P2"/>
      <text:p text:style-name="P1"/>
      <text:h text:style-name="P11" text:outline-level="3">Abstract</text:h>
      <text:p text:style-name="P3"><text:span text:style-name="T13">The semi definite problems is a class of optimization over cones. It is useful in particular for solving Linear Matrix inequalities (LMI). This SEP motivates the necessity to replace current Scilab solver and propose some efficients and free codes</text:span></text:p>
      <text:p text:style-name="P1"/>
      <text:p text:style-name="P1"/>
      <text:p text:style-name="P1"/>
      <text:h text:style-name="P11" text:outline-level="3">Rationale</text:h>
      <text:p text:style-name="Text_20_body"><text:span text:style-name="T8"><text:s/>The current Scilab version includes a semi-definite problem solver. The Scilab function is named semidef and is based on the sp.c code written by <text:s/>Lieven Vandenberghe and Stephen Boyd (1994).</text:span></text:p>
      <text:p text:style-name="P1"/>
      <text:p text:style-name="P1">This code is old, not as efficient as expected (see bug 1456).</text:p>
      <text:p text:style-name="P1">More recent codes <text:s/>had been developped:</text:p>
      <text:p text:style-name="P1">CSDP: <text:a xlink:type="simple" xlink:href="https://projects.coin-or.org/Csdp/">https://projects.coin-or.org/Csdp</text:a> <text:s/>(free C library )</text:p>
      <text:p text:style-name="Standard">PENSDP: <text:s/><text:a xlink:type="simple" xlink:href="http://www.penopt.com/pensdp.html">http://www.penopt.com/pensdp.html</text:a><text:a xlink:type="simple" xlink:href="http://www.penopt.com/pensdp.html(non"> </text:a>(non freee)</text:p>
      <text:p text:style-name="Standard">SDPT3: <text:a xlink:type="simple" xlink:href="http://www.math.nus.edu.sg/~mattohkc/sdpt3.html">http://www.math.nus.edu.sg/~mattohkc/sdpt3.html</text:a>( Matlab Code <text:s text:c="2"/>)</text:p>
      <text:p text:style-name="Standard">SeDuMi: <text:a xlink:type="simple" xlink:href="http://sedumi.ie.lehigh.edu/">http://sedumi.ie.lehigh.edu/</text:a> (Matlab code)</text:p>
      <text:p text:style-name="Standard">DSDP: <text:a xlink:type="simple" xlink:href="http://www-unix.mcs.anl.gov/DSDP/">http://www-unix.mcs.anl.gov/DSDP/</text:a>(free C library )</text:p>
      <text:p text:style-name="Standard">SDPA : <text:a xlink:type="simple" xlink:href="http://sdpa.indsys.chuo-u.ac.jp/sdpa/">http://sdpa.indsys.chuo-u.ac.jp/sdpa/</text:a> (GCL C++ library)</text:p>
      <text:p text:style-name="Standard">SDPLR: <text:a xlink:type="simple" xlink:href="http://dollar.biz.uiowa.edu/~sburer/www/doku.php?id=software#sdplr">http://dollar.biz.uiowa.edu/~sburer/www/doku.php?id=software#sdplr</text:a> ( requires CPLEX)</text:p>
      <text:p text:style-name="P1"/>
      <text:p text:style-name="P1"/>
      <text:p text:style-name="P1"/>
      <text:p text:style-name="P1">A benchmark of these codes over a large number of test problems <text:s/>has been realized in <text:span text:style-name="T8"><text:s/>April <text:s/>2008 (see: </text:span><text:a xlink:type="simple" xlink:href="http://plato.asu.edu/ftp/sparse_sdp.html"><text:span text:style-name="T8">http://plato.asu.edu/ftp/sparse_sdp.html</text:span></text:a><text:span text:style-name="T8">).</text:span></text:p>
      <text:p text:style-name="P1"><text:span text:style-name="T8"/></text:p>
      <text:p text:style-name="P1"><text:span text:style-name="T8">According to these tests and software licence, it appears that DSDP should be a good candidates (efficiency, memory foot print, allows mixed problems combining SDP and LP problems and boundaries)</text:span></text:p>
      <text:p text:style-name="P1"><text:span text:style-name="T8"/></text:p>
      <text:p text:style-name="P1"><text:span text:style-name="T8">Moreover the licence is quite permissive and is probably CeCill compatible</text:span></text:p>
      <text:p text:style-name="P1"><text:soft-page-break/><text:span text:style-name="T8"/></text:p>
      <text:p text:style-name="P1"><text:span text:style-name="T8">This code is written in C with a documented API a Matlab Mexfile. This Matlab gateway may give a pretty good guideline for developping a gateway for Scilab.</text:span></text:p>
      <text:p text:style-name="Text_20_body"><text:span text:style-name="T8"/></text:p>
      <text:p text:style-name="Text_20_body"><text:span text:style-name="T8">The bug_1456 problem has been run uccessfully with this code.</text:span></text:p>
      <text:p text:style-name="Text_20_body"><text:span text:style-name="T8"/></text:p>
      <text:p text:style-name="Text_20_body"><text:span text:style-name="Teletype"><text:span text:style-name="T3"/></text:span></text:p>
      <text:p text:style-name="Text_20_body"><text:span text:style-name="Teletype"><text:span text:style-name="T3"/></text:span></text:p>
      <text:h text:style-name="P13" text:outline-level="3"><text:span text:style-name="Teletype"><text:span text:style-name="T4">Example Usage</text:span></text:span></text:h>
      <text:p text:style-name="Text_20_body"><text:span text:style-name="Teletype"><text:span text:style-name="T1"/></text:span></text:p>
      <text:h text:style-name="P14" text:outline-level="3"><text:span text:style-name="Teletype"><text:span text:style-name="T5">Changelog</text:span></text:span></text:h>
      <text:p text:style-name="P3"><text:tab/><text:span text:style-name="T2">1.0 – </text:span></text:p>
      <text:h text:style-name="P11"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KWNGZ+CMR10" svg:font-family="EKWNGZ+CMR10"/>
    <style:font-face style:name="HLOOCP+CMR7" svg:font-family="HLOOCP+CMR7"/>
    <style:font-face style:name="IXGTEK+CMMI7" svg:font-family="IXGTEK+CMMI7"/>
    <style:font-face style:name="OJUOYQ+CMMI10" svg:font-family="OJUOYQ+CMMI10"/>
    <style:font-face style:name="StarSymbol" svg:font-family="StarSymbol"/>
    <style:font-face style:name="WOALZD+CMEX10" svg:font-family="WOALZD+CMEX10"/>
    <style:font-face style:name="WTDTIN+CMSY10" svg:font-family="WTDTIN+CMSY10"/>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09-08-24T17:11:37</dc:date>
    <meta:editing-cycles>22</meta:editing-cycles>
    <meta:editing-duration>PT25H47M14S</meta:editing-duration>
    <meta:document-statistic meta:table-count="0" meta:image-count="0" meta:object-count="0" meta:page-count="2" meta:paragraph-count="33" meta:word-count="256" meta:character-count="1838"/>
    <meta:user-defined meta:name="Info 1"/>
    <meta:user-defined meta:name="Info 2"/>
    <meta:user-defined meta:name="Info 3"/>
    <meta:user-defined meta:name="Info 4"/>
  </office:meta>
</office:document-meta>
</file>